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_35_">T</text:span><text:span text:style-name="_31_0">h</text:span><text:span text:style-name="_31_5">e</text:span><text:span text:style-name="_31_"> </text:span><text:span text:style-name="_37_">M</text:span><text:span text:style-name="_31_5">c</text:span><text:span text:style-name="_35_">W</text:span><text:span text:style-name="_39_">i</text:span><text:span text:style-name="_31_3">l</text:span><text:span text:style-name="_32_">l</text:span><text:span text:style-name="_38_">i</text:span><text:span text:style-name="_31_2">a</text:span><text:span text:style-name="_34_">m</text:span><text:span text:style-name="_31_0">s</text:span><text:span text:style-name="_31_3">e</text:span><text:span text:style-name="_34_">s</text:span><text:span text:style-name="_36_"> </text:span><text:span text:style-name="_31_5">A</text:span><text:span text:style-name="_35_">n</text:span><text:span text:style-name="_31_0">d</text:span><text:span text:style-name="_31_1"> </text:span><text:span text:style-name="_35_">T</text:span><text:span text:style-name="_37_">h</text:span><text:span text:style-name="_31_4">e</text:span><text:span text:style-name="_31_"> </text:span><text:span text:style-name="_39_">B</text:span><text:span text:style-name="_31_3">u</text:span><text:span text:style-name="_33_">r</text:span><text:span text:style-name="_37_">g</text:span><text:span text:style-name="_31_5">l</text:span><text:span text:style-name="_34_">a</text:span><text:span text:style-name="_39_">r</text:span><text:span text:style-name="_31_1"> </text:span><text:span text:style-name="_35_">A</text:span><text:span text:style-name="_38_">l</text:span><text:span text:style-name="_31_3">a</text:span><text:span text:style-name="_35_">r</text:span><text:span text:style-name="_38_">m</text:span></text:p>
      <text:p text:style-name="P1"><text:span text:style-name="_35_">b</text:span><text:span text:style-name="_31_0">y</text:span><text:span text:style-name="_31_1"> </text:span><text:span text:style-name="_33_">M</text:span><text:span text:style-name="_37_">a</text:span><text:span text:style-name="_31_3">r</text:span><text:span text:style-name="_33_">k</text:span><text:span text:style-name="_36_"> </text:span><text:span text:style-name="_31_3">T</text:span><text:span text:style-name="_35_">w</text:span><text:span text:style-name="_38_">a</text:span><text:span text:style-name="_31_2">i</text:span><text:span text:style-name="_34_">n</text:span></text:p>
      <text:p text:style-name="P1"><text:span text:style-name="_35_">T</text:span><text:span text:style-name="_37_">h</text:span><text:span text:style-name="_31_4">e</text:span><text:span text:style-name="_31_"> </text:span><text:span text:style-name="_37_">c</text:span><text:span text:style-name="_31_5">o</text:span><text:span text:style-name="_33_">n</text:span><text:span text:style-name="_39_">v</text:span><text:span text:style-name="_31_5">e</text:span><text:span text:style-name="_33_">r</text:span><text:span text:style-name="_38_">s</text:span><text:span text:style-name="_31_4">a</text:span><text:span text:style-name="_33_">t</text:span><text:span text:style-name="_38_">i</text:span><text:span text:style-name="_31_4">o</text:span><text:span text:style-name="_32_">n</text:span><text:span text:style-name="_36_"> </text:span><text:span text:style-name="_31_4">d</text:span><text:span text:style-name="_35_">r</text:span><text:span text:style-name="_37_">i</text:span><text:span text:style-name="_31_2">f</text:span><text:span text:style-name="_33_">t</text:span><text:span text:style-name="_31_0">e</text:span><text:span text:style-name="_31_2">d</text:span><text:span text:style-name="_31_"> </text:span><text:span text:style-name="_37_">s</text:span><text:span text:style-name="_31_2">m</text:span><text:span text:style-name="_34_">o</text:span><text:span text:style-name="_38_">o</text:span><text:span text:style-name="_31_2">t</text:span><text:span text:style-name="_33_">h</text:span><text:span text:style-name="_31_0">l</text:span><text:span text:style-name="_31_3">y</text:span><text:span text:style-name="_31_"> </text:span><text:span text:style-name="_31_0">a</text:span><text:span text:style-name="_31_3">n</text:span><text:span text:style-name="_35_">d</text:span><text:span text:style-name="_36_"> </text:span><text:span text:style-name="_31_2">p</text:span><text:span text:style-name="_33_">l</text:span><text:span text:style-name="_39_">e</text:span><text:span text:style-name="_31_3">a</text:span><text:span text:style-name="_32_">s</text:span><text:span text:style-name="_31_0">a</text:span><text:span text:style-name="_31_5">n</text:span><text:span text:style-name="_35_">t</text:span><text:span text:style-name="_39_">l</text:span><text:span text:style-name="_31_5">y</text:span><text:span text:style-name="_31_"> </text:span><text:span text:style-name="_37_">a</text:span><text:span text:style-name="_31_4">l</text:span><text:span text:style-name="_34_">o</text:span><text:span text:style-name="_39_">n</text:span><text:span text:style-name="_31_5">g</text:span><text:span text:style-name="_31_"> </text:span><text:span text:style-name="_39_">f</text:span><text:span text:style-name="_31_4">r</text:span><text:span text:style-name="_33_">o</text:span><text:span text:style-name="_37_">m</text:span><text:span text:style-name="_31_1"> </text:span><text:span text:style-name="_35_">w</text:span><text:span text:style-name="_37_">e</text:span><text:span text:style-name="_31_4">a</text:span><text:span text:style-name="_35_">t</text:span><text:span text:style-name="_39_">h</text:span><text:span text:style-name="_31_2">e</text:span><text:span text:style-name="_32_">r</text:span><text:span text:style-name="_36_"> </text:span><text:span text:style-name="_31_5">t</text:span><text:span text:style-name="_34_">o</text:span><text:span text:style-name="_36_"> </text:span><text:span text:style-name="_31_2">c</text:span><text:span text:style-name="_35_">r</text:span><text:span text:style-name="_37_">o</text:span><text:span text:style-name="_31_3">p</text:span><text:span text:style-name="_35_">s</text:span><text:span text:style-name="_37_">,</text:span><text:span text:style-name="_31_1"> </text:span><text:span text:style-name="_32_">f</text:span><text:span text:style-name="_39_">r</text:span><text:span text:style-name="_31_3">o</text:span><text:span text:style-name="_32_">m</text:span><text:span text:style-name="_36_"> </text:span><text:span text:style-name="_31_4">c</text:span><text:span text:style-name="_34_">r</text:span><text:span text:style-name="_38_">o</text:span><text:span text:style-name="_31_5">p</text:span><text:span text:style-name="_34_">s</text:span><text:span text:style-name="_36_"> </text:span><text:span text:style-name="_31_5">t</text:span><text:span text:style-name="_32_">o</text:span><text:span text:style-name="_36_"> </text:span><text:span text:style-name="_31_5">l</text:span><text:span text:style-name="_33_">i</text:span><text:span text:style-name="_37_">t</text:span><text:span text:style-name="_31_5">e</text:span><text:span text:style-name="_33_">r</text:span><text:span text:style-name="_31_0">a</text:span><text:span text:style-name="_31_5">t</text:span><text:span text:style-name="_34_">u</text:span><text:span text:style-name="_37_">r</text:span><text:span text:style-name="_31_4">e</text:span><text:span text:style-name="_32_">,</text:span><text:span text:style-name="_36_"> </text:span><text:span text:style-name="_31_2">f</text:span><text:span text:style-name="_35_">r</text:span><text:span text:style-name="_37_">o</text:span><text:span text:style-name="_31_5">m</text:span><text:span text:style-name="_31_"> </text:span><text:span text:style-name="_31_0">l</text:span><text:span text:style-name="_31_4">i</text:span><text:span text:style-name="_35_">t</text:span><text:span text:style-name="_37_">e</text:span><text:span text:style-name="_31_2">r</text:span><text:span text:style-name="_32_">a</text:span><text:span text:style-name="_39_">t</text:span><text:span text:style-name="_31_5">u</text:span><text:span text:style-name="_33_">r</text:span><text:span text:style-name="_38_">e</text:span><text:span text:style-name="_31_1"> </text:span><text:span text:style-name="_35_">t</text:span><text:span text:style-name="_38_">o</text:span><text:span text:style-name="_31_1"> </text:span><text:span text:style-name="_32_">s</text:span><text:span text:style-name="_37_">c</text:span><text:span text:style-name="_31_5">a</text:span><text:span text:style-name="_33_">n</text:span><text:span text:style-name="_37_">d</text:span><text:span text:style-name="_31_2">a</text:span><text:span text:style-name="_34_">l</text:span><text:span text:style-name="_31_0">,</text:span><text:span text:style-name="_31_1"> </text:span><text:span text:style-name="_34_">f</text:span><text:span text:style-name="_38_">r</text:span><text:span text:style-name="_31_4">o</text:span><text:span text:style-name="_32_">m</text:span><text:span text:style-name="_36_"> </text:span><text:span text:style-name="_31_4">s</text:span><text:span text:style-name="_33_">c</text:span><text:span text:style-name="_31_0">a</text:span><text:span text:style-name="_31_3">n</text:span><text:span text:style-name="_34_">d</text:span><text:span text:style-name="_38_">a</text:span><text:span text:style-name="_31_3">l</text:span><text:span text:style-name="_31_"> </text:span><text:span text:style-name="_39_">t</text:span><text:span text:style-name="_31_3">o</text:span><text:span text:style-name="_31_"> </text:span><text:span text:style-name="_39_">r</text:span><text:span text:style-name="_31_4">e</text:span><text:span text:style-name="_34_">l</text:span><text:span text:style-name="_37_">i</text:span><text:span text:style-name="_31_5">g</text:span><text:span text:style-name="_35_">i</text:span><text:span text:style-name="_37_">o</text:span><text:span text:style-name="_31_2">n</text:span><text:span text:style-name="_33_">;</text:span><text:span text:style-name="_36_"> </text:span><text:span text:style-name="_31_4">t</text:span><text:span text:style-name="_35_">h</text:span><text:span text:style-name="_38_">e</text:span><text:span text:style-name="_31_3">n</text:span><text:span text:style-name="_31_"> </text:span><text:span text:style-name="_31_0">t</text:span><text:span text:style-name="_31_2">o</text:span><text:span text:style-name="_32_">o</text:span><text:span text:style-name="_31_0">k</text:span><text:span text:style-name="_31_1"> </text:span><text:span text:style-name="_32_">a</text:span><text:span text:style-name="_36_"> </text:span><text:span text:style-name="_31_3">r</text:span><text:span text:style-name="_32_">a</text:span><text:span text:style-name="_31_0">n</text:span><text:span text:style-name="_31_2">d</text:span><text:span text:style-name="_33_">o</text:span><text:span text:style-name="_37_">m</text:span><text:span text:style-name="_31_1"> </text:span><text:span text:style-name="_34_">j</text:span><text:span text:style-name="_38_">u</text:span><text:span text:style-name="_31_2">m</text:span><text:span text:style-name="_35_">p</text:span><text:span text:style-name="_31_0">,</text:span><text:span text:style-name="_31_1"> </text:span><text:span text:style-name="_33_">a</text:span><text:span text:style-name="_31_0">n</text:span><text:span text:style-name="_31_4">d</text:span><text:span text:style-name="_31_"> </text:span><text:span text:style-name="_39_">l</text:span><text:span text:style-name="_31_3">a</text:span><text:span text:style-name="_35_">n</text:span><text:span text:style-name="_39_">d</text:span><text:span text:style-name="_31_4">e</text:span><text:span text:style-name="_34_">d</text:span><text:span text:style-name="_36_"> </text:span><text:span text:style-name="_31_5">o</text:span><text:span text:style-name="_32_">n</text:span><text:span text:style-name="_36_"> </text:span><text:span text:style-name="_31_5">t</text:span><text:span text:style-name="_33_">h</text:span><text:span text:style-name="_37_">e</text:span><text:span text:style-name="_31_1"> </text:span><text:span text:style-name="_32_">s</text:span><text:span text:style-name="_38_">u</text:span><text:span text:style-name="_31_2">b</text:span><text:span text:style-name="_33_">j</text:span><text:span text:style-name="_37_">e</text:span><text:span text:style-name="_31_4">c</text:span><text:span text:style-name="_33_">t</text:span><text:span text:style-name="_36_"> </text:span><text:span text:style-name="_31_5">o</text:span><text:span text:style-name="_32_">f</text:span><text:span text:style-name="_36_"> </text:span><text:span text:style-name="_31_3">b</text:span><text:span text:style-name="_33_">u</text:span><text:span text:style-name="_38_">r</text:span><text:span text:style-name="_31_4">g</text:span><text:span text:style-name="_35_">l</text:span><text:span text:style-name="_31_0">a</text:span><text:span text:style-name="_31_3">r</text:span><text:span text:style-name="_31_"> </text:span><text:span text:style-name="_37_">a</text:span><text:span text:style-name="_31_5">l</text:span><text:span text:style-name="_35_">a</text:span><text:span text:style-name="_39_">r</text:span><text:span text:style-name="_31_4">m</text:span><text:span text:style-name="_34_">s</text:span><text:span text:style-name="_31_0">.</text:span><text:span text:style-name="_31_1"> </text:span><text:span text:style-name="_32_">A</text:span><text:span text:style-name="_37_">n</text:span><text:span text:style-name="_31_4">d</text:span><text:span text:style-name="_31_"> </text:span><text:span text:style-name="_38_">n</text:span><text:span text:style-name="_31_5">o</text:span><text:span text:style-name="_33_">w</text:span><text:span text:style-name="_36_"> </text:span><text:span text:style-name="_31_2">f</text:span><text:span text:style-name="_33_">o</text:span><text:span text:style-name="_37_">r</text:span><text:span text:style-name="_31_1"> </text:span><text:span text:style-name="_33_">t</text:span><text:span text:style-name="_38_">h</text:span><text:span text:style-name="_31_2">e</text:span><text:span text:style-name="_31_"> </text:span><text:span text:style-name="_37_">f</text:span><text:span text:style-name="_31_3">i</text:span><text:span text:style-name="_32_">r</text:span><text:span text:style-name="_37_">s</text:span><text:span text:style-name="_31_5">t</text:span><text:span text:style-name="_31_"> </text:span><text:span text:style-name="_31_0">t</text:span><text:span text:style-name="_31_4">i</text:span><text:span text:style-name="_33_">m</text:span><text:span text:style-name="_31_0">e</text:span><text:span text:style-name="_31_1"> </text:span><text:span text:style-name="_33_">M</text:span><text:span text:style-name="_37_">r</text:span><text:span text:style-name="_31_4">.</text:span><text:span text:style-name="_31_"> </text:span><text:span text:style-name="_31_0">M</text:span><text:span text:style-name="_31_5">c</text:span><text:span text:style-name="_33_">W</text:span><text:span text:style-name="_31_0">i</text:span><text:span text:style-name="_31_5">l</text:span><text:span text:style-name="_32_">l</text:span><text:span text:style-name="_39_">i</text:span><text:span text:style-name="_31_2">a</text:span><text:span text:style-name="_33_">m</text:span><text:span text:style-name="_38_">s</text:span><text:span text:style-name="_31_1"> </text:span><text:span text:style-name="_33_">s</text:span><text:span text:style-name="_39_">h</text:span><text:span text:style-name="_31_4">o</text:span><text:span text:style-name="_35_">w</text:span><text:span text:style-name="_38_">e</text:span><text:span text:style-name="_31_4">d</text:span><text:span text:style-name="_31_"> </text:span><text:span text:style-name="_37_">f</text:span><text:span text:style-name="_31_3">e</text:span><text:span text:style-name="_32_">e</text:span><text:span text:style-name="_37_">l</text:span><text:span text:style-name="_31_5">i</text:span><text:span text:style-name="_35_">n</text:span><text:span text:style-name="_39_">g</text:span><text:span text:style-name="_31_3">.</text:span><text:span text:style-name="_31_"> </text:span><text:span text:style-name="_37_">W</text:span><text:span text:style-name="_31_5">h</text:span><text:span text:style-name="_35_">e</text:span><text:span text:style-name="_37_">n</text:span><text:span text:style-name="_31_3">e</text:span><text:span text:style-name="_33_">v</text:span><text:span text:style-name="_39_">e</text:span><text:span text:style-name="_31_5">r</text:span><text:span text:style-name="_31_"> </text:span><text:span text:style-name="_37_">I</text:span><text:span text:style-name="_31_1"> </text:span><text:span text:style-name="_35_">p</text:span><text:span text:style-name="_38_">e</text:span><text:span text:style-name="_31_2">r</text:span><text:span text:style-name="_32_">c</text:span><text:span text:style-name="_31_0">e</text:span><text:span text:style-name="_31_4">i</text:span><text:span text:style-name="_33_">v</text:span><text:span text:style-name="_31_0">e</text:span><text:span text:style-name="_31_1"> </text:span><text:span text:style-name="_35_">t</text:span><text:span text:style-name="_31_0">h</text:span><text:span text:style-name="_31_3">i</text:span><text:span text:style-name="_33_">s</text:span><text:span text:style-name="_36_"> </text:span><text:span text:style-name="_31_2">s</text:span><text:span text:style-name="_35_">i</text:span><text:span text:style-name="_31_0">g</text:span><text:span text:style-name="_31_4">n</text:span><text:span text:style-name="_31_"> </text:span><text:span text:style-name="_37_">o</text:span><text:span text:style-name="_31_2">n</text:span><text:span text:style-name="_31_"> </text:span><text:span text:style-name="_37_">t</text:span><text:span text:style-name="_31_5">h</text:span><text:span text:style-name="_32_">i</text:span><text:span text:style-name="_37_">s</text:span><text:span text:style-name="_31_1"> </text:span><text:span text:style-name="_35_">m</text:span><text:span text:style-name="_39_">a</text:span><text:span text:style-name="_31_5">n</text:span><text:span text:style-name="_33_">'</text:span><text:span text:style-name="_37_">s</text:span><text:span text:style-name="_31_1"> </text:span><text:span text:style-name="_34_">d</text:span><text:span text:style-name="_38_">i</text:span><text:span text:style-name="_31_4">a</text:span><text:span text:style-name="_35_">l</text:span><text:span text:style-name="_38_">,</text:span><text:span text:style-name="_31_1"> </text:span><text:span text:style-name="_35_">I</text:span><text:span text:style-name="_36_"> </text:span><text:span text:style-name="_31_4">c</text:span><text:span text:style-name="_34_">o</text:span><text:span text:style-name="_31_0">m</text:span><text:span text:style-name="_31_2">p</text:span><text:span text:style-name="_34_">r</text:span><text:span text:style-name="_39_">e</text:span><text:span text:style-name="_31_2">h</text:span><text:span text:style-name="_35_">e</text:span><text:span text:style-name="_37_">n</text:span><text:span text:style-name="_31_2">d</text:span><text:span text:style-name="_31_"> </text:span><text:span text:style-name="_31_0">i</text:span><text:span text:style-name="_31_3">t</text:span><text:span text:style-name="_33_">,</text:span><text:span text:style-name="_36_"> </text:span><text:span text:style-name="_31_5">a</text:span><text:span text:style-name="_35_">n</text:span><text:span text:style-name="_31_0">d</text:span><text:span text:style-name="_31_1"> </text:span><text:span text:style-name="_32_">l</text:span><text:span text:style-name="_37_">a</text:span><text:span text:style-name="_31_2">p</text:span><text:span text:style-name="_35_">s</text:span><text:span text:style-name="_39_">e</text:span><text:span text:style-name="_31_1"> </text:span><text:span text:style-name="_35_">i</text:span><text:span text:style-name="_38_">n</text:span><text:span text:style-name="_31_5">t</text:span><text:span text:style-name="_35_">o</text:span><text:span text:style-name="_36_"> </text:span><text:span text:style-name="_31_2">s</text:span><text:span text:style-name="_32_">i</text:span><text:span text:style-name="_31_0">l</text:span><text:span text:style-name="_31_3">e</text:span><text:span text:style-name="_34_">n</text:span><text:span text:style-name="_31_0">c</text:span><text:span text:style-name="_31_5">e</text:span><text:span text:style-name="_34_">,</text:span><text:span text:style-name="_36_"> </text:span><text:span text:style-name="_31_3">a</text:span><text:span text:style-name="_35_">n</text:span><text:span text:style-name="_31_0">d</text:span><text:span text:style-name="_31_1"> </text:span><text:span text:style-name="_35_">g</text:span><text:span text:style-name="_37_">i</text:span><text:span text:style-name="_31_4">v</text:span><text:span text:style-name="_35_">e</text:span><text:span text:style-name="_36_"> </text:span><text:span text:style-name="_31_2">h</text:span><text:span text:style-name="_35_">i</text:span><text:span text:style-name="_37_">m</text:span><text:span text:style-name="_31_1"> </text:span><text:span text:style-name="_34_">o</text:span><text:span text:style-name="_39_">p</text:span><text:span text:style-name="_31_4">p</text:span><text:span text:style-name="_33_">o</text:span><text:span text:style-name="_39_">r</text:span><text:span text:style-name="_31_3">t</text:span><text:span text:style-name="_35_">u</text:span><text:span text:style-name="_38_">n</text:span><text:span text:style-name="_31_5">i</text:span><text:span text:style-name="_34_">t</text:span><text:span text:style-name="_37_">y</text:span><text:span text:style-name="_31_1"> </text:span><text:span text:style-name="_34_">t</text:span><text:span text:style-name="_37_">o</text:span><text:span text:style-name="_31_1"> </text:span><text:span text:style-name="_35_">u</text:span><text:span text:style-name="_31_0">n</text:span><text:span text:style-name="_31_4">l</text:span><text:span text:style-name="_34_">o</text:span><text:span text:style-name="_37_">a</text:span><text:span text:style-name="_31_4">d</text:span><text:span text:style-name="_31_"> </text:span><text:span text:style-name="_37_">h</text:span><text:span text:style-name="_31_4">i</text:span><text:span text:style-name="_33_">s</text:span><text:span text:style-name="_36_"> </text:span><text:span text:style-name="_31_2">h</text:span><text:span text:style-name="_33_">e</text:span><text:span text:style-name="_39_">a</text:span><text:span text:style-name="_31_2">r</text:span><text:span text:style-name="_32_">t</text:span><text:span text:style-name="_31_0">.</text:span><text:span text:style-name="_31_1"> </text:span><text:span text:style-name="_32_">S</text:span><text:span text:style-name="_39_">a</text:span><text:span text:style-name="_31_5">i</text:span><text:span text:style-name="_32_">d</text:span><text:span text:style-name="_36_"> </text:span><text:span text:style-name="_31_4">h</text:span><text:span text:style-name="_35_">e</text:span><text:span text:style-name="_39_">,</text:span><text:span text:style-name="_31_1"> </text:span><text:span text:style-name="_33_">w</text:span><text:span text:style-name="_31_0">i</text:span><text:span text:style-name="_31_4">t</text:span><text:span text:style-name="_34_">h</text:span><text:span text:style-name="_36_"> </text:span><text:span text:style-name="_31_5">b</text:span><text:span text:style-name="_33_">u</text:span><text:span text:style-name="_31_0">t</text:span><text:span text:style-name="_31_1"> </text:span><text:span text:style-name="_33_">i</text:span><text:span text:style-name="_38_">l</text:span><text:span text:style-name="_31_3">l</text:span><text:span text:style-name="_31_2">-</text:span><text:span text:style-name="_32_">c</text:span><text:span text:style-name="_31_0">o</text:span><text:span text:style-name="_31_4">n</text:span><text:span text:style-name="_33_">t</text:span><text:span text:style-name="_37_">r</text:span><text:span text:style-name="_31_5">o</text:span><text:span text:style-name="_34_">l</text:span><text:span text:style-name="_31_0">l</text:span><text:span text:style-name="_31_4">e</text:span><text:span text:style-name="_32_">d</text:span><text:span text:style-name="_36_"> </text:span><text:span text:style-name="_31_3">e</text:span><text:span text:style-name="_33_">m</text:span><text:span text:style-name="_38_">o</text:span><text:span text:style-name="_31_5">t</text:span><text:span text:style-name="_33_">i</text:span><text:span text:style-name="_31_0">o</text:span><text:span text:style-name="_31_2">n</text:span><text:span text:style-name="_33_">:</text:span></text:p>
      <text:p text:style-name="P1"><text:span text:style-name="_34_">"</text:span><text:span text:style-name="_39_">I</text:span><text:span text:style-name="_31_1"> </text:span><text:span text:style-name="_33_">d</text:span><text:span text:style-name="_37_">o</text:span><text:span text:style-name="_31_1"> </text:span><text:span text:style-name="_34_">n</text:span><text:span text:style-name="_31_0">o</text:span><text:span text:style-name="_31_3">t</text:span><text:span text:style-name="_31_"> </text:span><text:span text:style-name="_38_">g</text:span><text:span text:style-name="_31_2">o</text:span><text:span text:style-name="_31_"> </text:span><text:span text:style-name="_31_0">o</text:span><text:span text:style-name="_31_4">n</text:span><text:span text:style-name="_33_">e</text:span><text:span text:style-name="_36_"> </text:span><text:span text:style-name="_31_5">s</text:span><text:span text:style-name="_35_">i</text:span><text:span text:style-name="_39_">n</text:span><text:span text:style-name="_31_5">g</text:span><text:span text:style-name="_33_">l</text:span><text:span text:style-name="_39_">e</text:span><text:span text:style-name="_31_1"> </text:span><text:span text:style-name="_35_">c</text:span><text:span text:style-name="_39_">e</text:span><text:span text:style-name="_31_5">n</text:span><text:span text:style-name="_35_">t</text:span><text:span text:style-name="_36_"> </text:span><text:span text:style-name="_31_5">o</text:span><text:span text:style-name="_35_">n</text:span><text:span text:style-name="_36_"> </text:span><text:span text:style-name="_31_2">b</text:span><text:span text:style-name="_34_">u</text:span><text:span text:style-name="_31_0">r</text:span><text:span text:style-name="_31_2">g</text:span><text:span text:style-name="_33_">l</text:span><text:span text:style-name="_31_0">a</text:span><text:span text:style-name="_31_5">r</text:span><text:span text:style-name="_31_"> </text:span><text:span text:style-name="_39_">a</text:span><text:span text:style-name="_31_2">l</text:span><text:span text:style-name="_35_">a</text:span><text:span text:style-name="_31_0">r</text:span><text:span text:style-name="_31_4">m</text:span><text:span text:style-name="_35_">s</text:span><text:span text:style-name="_39_">,</text:span><text:span text:style-name="_31_1"> </text:span><text:span text:style-name="_35_">M</text:span><text:span text:style-name="_38_">r</text:span><text:span text:style-name="_31_2">.</text:span><text:span text:style-name="_31_"> </text:span><text:span text:style-name="_39_">T</text:span><text:span text:style-name="_31_3">w</text:span><text:span text:style-name="_35_">a</text:span><text:span text:style-name="_39_">i</text:span><text:span text:style-name="_31_5">n</text:span><text:span text:style-name="_31_2">--</text:span><text:span text:style-name="_35_">n</text:span><text:span text:style-name="_37_">o</text:span><text:span text:style-name="_31_2">t</text:span><text:span text:style-name="_31_"> </text:span><text:span text:style-name="_38_">a</text:span><text:span text:style-name="_31_1"> </text:span><text:span text:style-name="_34_">s</text:span><text:span text:style-name="_38_">i</text:span><text:span text:style-name="_31_2">n</text:span><text:span text:style-name="_34_">g</text:span><text:span text:style-name="_31_0">l</text:span><text:span text:style-name="_31_5">e</text:span><text:span text:style-name="_31_"> </text:span><text:span text:style-name="_38_">c</text:span><text:span text:style-name="_31_2">e</text:span><text:span text:style-name="_35_">n</text:span><text:span text:style-name="_31_0">t</text:span><text:span text:style-name="_37_">--</text:span><text:span text:style-name="_32_">a</text:span><text:span text:style-name="_38_">n</text:span><text:span text:style-name="_31_4">d</text:span><text:span text:style-name="_31_"> </text:span><text:span text:style-name="_37_">I</text:span><text:span text:style-name="_31_1"> </text:span><text:span text:style-name="_32_">w</text:span><text:span text:style-name="_39_">i</text:span><text:span text:style-name="_31_3">l</text:span><text:span text:style-name="_32_">l</text:span><text:span text:style-name="_36_"> </text:span><text:span text:style-name="_31_5">t</text:span><text:span text:style-name="_33_">e</text:span><text:span text:style-name="_39_">l</text:span><text:span text:style-name="_31_2">l</text:span><text:span text:style-name="_31_"> </text:span><text:span text:style-name="_39_">y</text:span><text:span text:style-name="_31_4">o</text:span><text:span text:style-name="_34_">u</text:span><text:span text:style-name="_36_"> </text:span><text:span text:style-name="_31_2">w</text:span><text:span text:style-name="_32_">h</text:span><text:span text:style-name="_39_">y</text:span><text:span text:style-name="_31_5">.</text:span><text:span text:style-name="_31_"> </text:span><text:span text:style-name="_38_">W</text:span><text:span text:style-name="_31_2">h</text:span><text:span text:style-name="_34_">e</text:span><text:span text:style-name="_31_0">n</text:span><text:span text:style-name="_31_1"> </text:span><text:span text:style-name="_33_">w</text:span><text:span text:style-name="_39_">e</text:span><text:span text:style-name="_31_1"> </text:span><text:span text:style-name="_32_">w</text:span><text:span text:style-name="_38_">e</text:span><text:span text:style-name="_31_2">r</text:span><text:span text:style-name="_35_">e</text:span><text:span text:style-name="_36_"> </text:span><text:span text:style-name="_31_2">f</text:span><text:span text:style-name="_34_">i</text:span><text:span text:style-name="_31_0">n</text:span><text:span text:style-name="_31_2">i</text:span><text:span text:style-name="_32_">s</text:span><text:span text:style-name="_37_">h</text:span><text:span text:style-name="_31_4">i</text:span><text:span text:style-name="_35_">n</text:span><text:span text:style-name="_37_">g</text:span><text:span text:style-name="_31_1"> </text:span><text:span text:style-name="_35_">o</text:span><text:span text:style-name="_31_0">u</text:span><text:span text:style-name="_31_3">r</text:span><text:span text:style-name="_31_"> </text:span><text:span text:style-name="_38_">h</text:span><text:span text:style-name="_31_2">o</text:span><text:span text:style-name="_33_">u</text:span><text:span text:style-name="_31_0">s</text:span><text:span text:style-name="_31_3">e</text:span><text:span text:style-name="_32_">,</text:span><text:span text:style-name="_36_"> </text:span><text:span text:style-name="_31_2">w</text:span><text:span text:style-name="_35_">e</text:span><text:span text:style-name="_36_"> </text:span><text:span text:style-name="_31_5">f</text:span><text:span text:style-name="_35_">o</text:span><text:span text:style-name="_31_0">u</text:span><text:span text:style-name="_31_3">n</text:span><text:span text:style-name="_33_">d</text:span><text:span text:style-name="_36_"> </text:span><text:span text:style-name="_31_2">w</text:span><text:span text:style-name="_32_">e</text:span><text:span text:style-name="_36_"> </text:span><text:span text:style-name="_31_2">h</text:span><text:span text:style-name="_33_">a</text:span><text:span text:style-name="_31_0">d</text:span><text:span text:style-name="_31_1"> </text:span><text:span text:style-name="_34_">a</text:span><text:span text:style-name="_36_"> </text:span><text:span text:style-name="_31_3">l</text:span><text:span text:style-name="_33_">i</text:span><text:span text:style-name="_31_0">t</text:span><text:span text:style-name="_31_3">t</text:span><text:span text:style-name="_35_">l</text:span><text:span text:style-name="_31_0">e</text:span><text:span text:style-name="_31_1"> </text:span><text:span text:style-name="_33_">c</text:span><text:span text:style-name="_31_0">a</text:span><text:span text:style-name="_31_5">s</text:span><text:span text:style-name="_32_">h</text:span><text:span text:style-name="_36_"> </text:span><text:span text:style-name="_31_4">l</text:span><text:span text:style-name="_34_">e</text:span><text:span text:style-name="_31_0">f</text:span><text:span text:style-name="_31_2">t</text:span><text:span text:style-name="_31_"> </text:span><text:span text:style-name="_38_">o</text:span><text:span text:style-name="_31_4">v</text:span><text:span text:style-name="_35_">e</text:span><text:span text:style-name="_31_0">r</text:span><text:span text:style-name="_31_3">,</text:span><text:span text:style-name="_31_"> </text:span><text:span text:style-name="_31_0">o</text:span><text:span text:style-name="_31_2">n</text:span><text:span text:style-name="_31_"> </text:span><text:span text:style-name="_37_">a</text:span><text:span text:style-name="_31_4">c</text:span><text:span text:style-name="_32_">c</text:span><text:span text:style-name="_37_">o</text:span><text:span text:style-name="_31_2">u</text:span><text:span text:style-name="_33_">n</text:span><text:span text:style-name="_39_">t</text:span><text:span text:style-name="_31_1"> </text:span><text:span text:style-name="_32_">o</text:span><text:span text:style-name="_37_">f</text:span><text:span text:style-name="_31_1"> </text:span><text:span text:style-name="_33_">t</text:span><text:span text:style-name="_31_0">h</text:span><text:span text:style-name="_31_5">e</text:span><text:span text:style-name="_31_"> </text:span><text:span text:style-name="_39_">p</text:span><text:span text:style-name="_31_5">l</text:span><text:span text:style-name="_33_">u</text:span><text:span text:style-name="_38_">m</text:span><text:span text:style-name="_31_4">b</text:span><text:span text:style-name="_32_">e</text:span><text:span text:style-name="_39_">r</text:span><text:span text:style-name="_31_1"> </text:span><text:span text:style-name="_35_">n</text:span><text:span text:style-name="_38_">o</text:span><text:span text:style-name="_31_3">t</text:span><text:span text:style-name="_31_"> </text:span><text:span text:style-name="_38_">k</text:span><text:span text:style-name="_31_5">n</text:span><text:span text:style-name="_35_">o</text:span><text:span text:style-name="_39_">w</text:span><text:span text:style-name="_31_2">i</text:span><text:span text:style-name="_32_">n</text:span><text:span text:style-name="_39_">g</text:span><text:span text:style-name="_31_1"> </text:span><text:span text:style-name="_32_">i</text:span><text:span text:style-name="_38_">t</text:span><text:span text:style-name="_31_2">.</text:span><text:span text:style-name="_31_"> </text:span><text:span text:style-name="_37_">I</text:span><text:span text:style-name="_31_1"> </text:span><text:span text:style-name="_34_">w</text:span><text:span text:style-name="_31_0">a</text:span><text:span text:style-name="_31_4">s</text:span><text:span text:style-name="_31_"> </text:span><text:span text:style-name="_39_">f</text:span><text:span text:style-name="_31_2">o</text:span><text:span text:style-name="_35_">r</text:span><text:span text:style-name="_36_"> </text:span><text:span text:style-name="_31_4">e</text:span><text:span text:style-name="_32_">n</text:span><text:span text:style-name="_37_">l</text:span><text:span text:style-name="_31_5">i</text:span><text:span text:style-name="_32_">g</text:span><text:span text:style-name="_37_">h</text:span><text:span text:style-name="_31_3">t</text:span><text:span text:style-name="_32_">e</text:span><text:span text:style-name="_39_">n</text:span><text:span text:style-name="_31_2">i</text:span><text:span text:style-name="_34_">n</text:span><text:span text:style-name="_31_0">g</text:span><text:span text:style-name="_31_1"> </text:span><text:span text:style-name="_35_">t</text:span><text:span text:style-name="_31_0">h</text:span><text:span text:style-name="_31_4">e</text:span><text:span text:style-name="_31_"> </text:span><text:span text:style-name="_31_0">h</text:span><text:span text:style-name="_31_2">e</text:span><text:span text:style-name="_33_">a</text:span><text:span text:style-name="_38_">t</text:span><text:span text:style-name="_31_5">h</text:span><text:span text:style-name="_32_">e</text:span><text:span text:style-name="_37_">n</text:span><text:span text:style-name="_31_1"> </text:span><text:span text:style-name="_32_">w</text:span><text:span text:style-name="_39_">i</text:span><text:span text:style-name="_31_5">t</text:span><text:span text:style-name="_32_">h</text:span><text:span text:style-name="_36_"> </text:span><text:span text:style-name="_31_4">i</text:span><text:span text:style-name="_35_">t</text:span><text:span text:style-name="_38_">,</text:span><text:span text:style-name="_31_1"> </text:span><text:span text:style-name="_34_">f</text:span><text:span text:style-name="_31_0">o</text:span><text:span text:style-name="_31_5">r</text:span><text:span text:style-name="_31_"> </text:span><text:span text:style-name="_31_0">I</text:span><text:span text:style-name="_31_1"> </text:span><text:span text:style-name="_35_">w</text:span><text:span text:style-name="_31_0">a</text:span><text:span text:style-name="_31_2">s</text:span><text:span text:style-name="_31_"> </text:span><text:span text:style-name="_37_">a</text:span><text:span text:style-name="_31_3">l</text:span><text:span text:style-name="_32_">w</text:span><text:span text:style-name="_31_0">a</text:span><text:span text:style-name="_31_2">y</text:span><text:span text:style-name="_35_">s</text:span><text:span text:style-name="_36_"> </text:span><text:span text:style-name="_31_5">u</text:span><text:span text:style-name="_33_">n</text:span><text:span text:style-name="_31_0">a</text:span><text:span text:style-name="_31_3">c</text:span><text:span text:style-name="_33_">c</text:span><text:span text:style-name="_38_">o</text:span><text:span text:style-name="_31_4">u</text:span><text:span text:style-name="_35_">n</text:span><text:span text:style-name="_39_">t</text:span><text:span text:style-name="_31_4">a</text:span><text:span text:style-name="_35_">b</text:span><text:span text:style-name="_39_">l</text:span><text:span text:style-name="_31_4">y</text:span><text:span text:style-name="_31_"> </text:span><text:span text:style-name="_31_0">d</text:span><text:span text:style-name="_31_3">o</text:span><text:span text:style-name="_33_">w</text:span><text:span text:style-name="_37_">n</text:span><text:span text:style-name="_31_1"> </text:span><text:span text:style-name="_32_">o</text:span><text:span text:style-name="_37_">n</text:span><text:span text:style-name="_31_1"> </text:span><text:span text:style-name="_34_">t</text:span><text:span text:style-name="_39_">h</text:span><text:span text:style-name="_31_4">e</text:span><text:span text:style-name="_31_"> </text:span><text:span text:style-name="_31_0">h</text:span><text:span text:style-name="_31_3">e</text:span><text:span text:style-name="_35_">a</text:span><text:span text:style-name="_31_0">t</text:span><text:span text:style-name="_31_3">h</text:span><text:span text:style-name="_32_">e</text:span><text:span text:style-name="_31_0">n</text:span><text:span text:style-name="_31_1"> </text:span><text:span text:style-name="_33_">s</text:span><text:span text:style-name="_39_">o</text:span><text:span text:style-name="_31_4">m</text:span><text:span text:style-name="_32_">e</text:span><text:span text:style-name="_31_0">h</text:span><text:span text:style-name="_31_2">o</text:span><text:span text:style-name="_32_">w</text:span><text:span text:style-name="_38_">;</text:span><text:span text:style-name="_31_1"> </text:span><text:span text:style-name="_33_">b</text:span><text:span text:style-name="_31_0">u</text:span><text:span text:style-name="_31_3">t</text:span><text:span text:style-name="_31_"> </text:span><text:span text:style-name="_31_0">M</text:span><text:span text:style-name="_31_5">r</text:span><text:span text:style-name="_35_">s</text:span><text:span text:style-name="_37_">.</text:span><text:span text:style-name="_31_1"> </text:span><text:span text:style-name="_35_">M</text:span><text:span text:style-name="_37_">c</text:span><text:span text:style-name="_31_3">W</text:span><text:span text:style-name="_32_">i</text:span><text:span text:style-name="_39_">l</text:span><text:span text:style-name="_31_5">l</text:span><text:span text:style-name="_35_">i</text:span><text:span text:style-name="_38_">a</text:span><text:span text:style-name="_31_5">m</text:span><text:span text:style-name="_34_">s</text:span><text:span text:style-name="_36_"> </text:span><text:span text:style-name="_31_4">s</text:span><text:span text:style-name="_35_">a</text:span><text:span text:style-name="_37_">i</text:span><text:span text:style-name="_31_2">d</text:span><text:span text:style-name="_31_"> </text:span><text:span text:style-name="_39_">n</text:span><text:span text:style-name="_31_5">o</text:span><text:span text:style-name="_35_">,</text:span><text:span text:style-name="_36_"> </text:span><text:span text:style-name="_31_3">l</text:span><text:span text:style-name="_33_">e</text:span><text:span text:style-name="_31_0">t</text:span><text:span text:style-name="_31_4">'</text:span><text:span text:style-name="_32_">s</text:span><text:span text:style-name="_36_"> </text:span><text:span text:style-name="_31_2">h</text:span><text:span text:style-name="_34_">a</text:span><text:span text:style-name="_37_">v</text:span><text:span text:style-name="_31_2">e</text:span><text:span text:style-name="_31_"> </text:span><text:span text:style-name="_38_">a</text:span><text:span text:style-name="_31_1"> </text:span><text:span text:style-name="_34_">b</text:span><text:span text:style-name="_31_0">u</text:span><text:span text:style-name="_31_4">r</text:span><text:span text:style-name="_34_">g</text:span><text:span text:style-name="_37_">l</text:span><text:span text:style-name="_31_2">a</text:span><text:span text:style-name="_33_">r</text:span><text:span text:style-name="_36_"> </text:span><text:span text:style-name="_31_3">a</text:span><text:span text:style-name="_34_">l</text:span><text:span text:style-name="_31_0">a</text:span><text:span text:style-name="_31_5">r</text:span><text:span text:style-name="_35_">m</text:span><text:span text:style-name="_31_0">.</text:span><text:span text:style-name="_31_1"> </text:span><text:span text:style-name="_34_">I</text:span><text:span text:style-name="_36_"> </text:span><text:span text:style-name="_31_5">a</text:span><text:span text:style-name="_32_">g</text:span><text:span text:style-name="_38_">r</text:span><text:span text:style-name="_31_4">e</text:span><text:span text:style-name="_33_">e</text:span><text:span text:style-name="_37_">d</text:span><text:span text:style-name="_31_1"> </text:span><text:span text:style-name="_35_">t</text:span><text:span text:style-name="_39_">o</text:span><text:span text:style-name="_31_1"> </text:span><text:span text:style-name="_34_">t</text:span><text:span text:style-name="_39_">h</text:span><text:span text:style-name="_31_2">i</text:span><text:span text:style-name="_32_">s</text:span><text:span text:style-name="_36_"> </text:span><text:span text:style-name="_31_3">c</text:span><text:span text:style-name="_34_">o</text:span><text:span text:style-name="_31_0">m</text:span><text:span text:style-name="_31_4">p</text:span><text:span text:style-name="_34_">r</text:span><text:span text:style-name="_31_0">o</text:span><text:span text:style-name="_31_2">m</text:span><text:span text:style-name="_35_">i</text:span><text:span text:style-name="_39_">s</text:span><text:span text:style-name="_31_4">e</text:span><text:span text:style-name="_34_">.</text:span><text:span text:style-name="_36_"> </text:span><text:span text:style-name="_31_3">I</text:span><text:span text:style-name="_31_"> </text:span><text:span text:style-name="_31_0">w</text:span><text:span text:style-name="_31_4">i</text:span><text:span text:style-name="_35_">l</text:span><text:span text:style-name="_39_">l</text:span><text:span text:style-name="_31_1"> </text:span><text:span text:style-name="_34_">e</text:span><text:span text:style-name="_38_">x</text:span><text:span text:style-name="_31_4">p</text:span><text:span text:style-name="_35_">l</text:span><text:span text:style-name="_31_0">a</text:span><text:span text:style-name="_31_2">i</text:span><text:span text:style-name="_32_">n</text:span><text:span text:style-name="_36_"> </text:span><text:span text:style-name="_31_5">t</text:span><text:span text:style-name="_33_">h</text:span><text:span text:style-name="_37_">a</text:span><text:span text:style-name="_31_2">t</text:span><text:span text:style-name="_31_"> </text:span><text:span text:style-name="_37_">w</text:span><text:span text:style-name="_31_2">h</text:span><text:span text:style-name="_32_">e</text:span><text:span text:style-name="_39_">n</text:span><text:span text:style-name="_31_5">e</text:span><text:span text:style-name="_35_">v</text:span><text:span text:style-name="_38_">e</text:span><text:span text:style-name="_31_4">r</text:span><text:span text:style-name="_31_"> </text:span><text:span text:style-name="_31_0">I</text:span><text:span text:style-name="_31_1"> </text:span><text:span text:style-name="_34_">w</text:span><text:span text:style-name="_38_">a</text:span><text:span text:style-name="_31_4">n</text:span><text:span text:style-name="_33_">t</text:span><text:span text:style-name="_36_"> </text:span><text:span text:style-name="_31_2">a</text:span><text:span text:style-name="_31_"> </text:span><text:span text:style-name="_38_">t</text:span><text:span text:style-name="_31_4">h</text:span><text:span text:style-name="_35_">i</text:span><text:span text:style-name="_38_">n</text:span><text:span text:style-name="_31_2">g</text:span><text:span text:style-name="_33_">,</text:span><text:span text:style-name="_36_"> </text:span><text:span text:style-name="_31_5">a</text:span><text:span text:style-name="_32_">n</text:span><text:span text:style-name="_31_0">d</text:span><text:span text:style-name="_31_1"> </text:span><text:span text:style-name="_34_">M</text:span><text:span text:style-name="_38_">r</text:span><text:span text:style-name="_31_2">s</text:span><text:span text:style-name="_35_">.</text:span><text:span text:style-name="_36_"> </text:span><text:span text:style-name="_31_3">M</text:span><text:span text:style-name="_35_">c</text:span><text:span text:style-name="_38_">W</text:span><text:span text:style-name="_31_3">i</text:span><text:span text:style-name="_33_">l</text:span><text:span text:style-name="_39_">l</text:span><text:span text:style-name="_31_3">i</text:span><text:span text:style-name="_35_">a</text:span><text:span text:style-name="_38_">m</text:span><text:span text:style-name="_31_2">s</text:span><text:span text:style-name="_31_"> </text:span><text:span text:style-name="_31_0">w</text:span><text:span text:style-name="_31_2">a</text:span><text:span text:style-name="_35_">n</text:span><text:span text:style-name="_38_">t</text:span><text:span text:style-name="_31_2">s</text:span><text:span text:style-name="_31_"> </text:span><text:span text:style-name="_38_">a</text:span><text:span text:style-name="_31_2">n</text:span><text:span text:style-name="_33_">o</text:span><text:span text:style-name="_31_0">t</text:span><text:span text:style-name="_31_2">h</text:span><text:span text:style-name="_35_">e</text:span><text:span text:style-name="_38_">r</text:span><text:span text:style-name="_31_1"> </text:span><text:span text:style-name="_35_">t</text:span><text:span text:style-name="_38_">h</text:span><text:span text:style-name="_31_2">i</text:span><text:span text:style-name="_35_">n</text:span><text:span text:style-name="_38_">g</text:span><text:span text:style-name="_31_5">,</text:span><text:span text:style-name="_31_"> </text:span><text:span text:style-name="_37_">a</text:span><text:span text:style-name="_31_5">n</text:span><text:span text:style-name="_34_">d</text:span><text:span text:style-name="_36_"> </text:span><text:span text:style-name="_31_2">w</text:span><text:span text:style-name="_33_">e</text:span><text:span text:style-name="_36_"> </text:span><text:span text:style-name="_31_4">d</text:span><text:span text:style-name="_32_">e</text:span><text:span text:style-name="_38_">c</text:span><text:span text:style-name="_31_2">i</text:span><text:span text:style-name="_34_">d</text:span><text:span text:style-name="_37_">e</text:span><text:span text:style-name="_31_1"> </text:span><text:span text:style-name="_33_">u</text:span><text:span text:style-name="_39_">p</text:span><text:span text:style-name="_31_5">o</text:span><text:span text:style-name="_33_">n</text:span><text:span text:style-name="_36_"> </text:span><text:span text:style-name="_31_4">t</text:span><text:span text:style-name="_34_">h</text:span><text:span text:style-name="_39_">e</text:span><text:span text:style-name="_31_1"> </text:span><text:span text:style-name="_33_">t</text:span><text:span text:style-name="_39_">h</text:span><text:span text:style-name="_31_4">i</text:span><text:span text:style-name="_33_">n</text:span><text:span text:style-name="_39_">g</text:span><text:span text:style-name="_31_1"> </text:span><text:span text:style-name="_32_">t</text:span><text:span text:style-name="_39_">h</text:span><text:span text:style-name="_31_4">a</text:span><text:span text:style-name="_32_">t</text:span><text:span text:style-name="_36_"> </text:span><text:span text:style-name="_31_3">M</text:span><text:span text:style-name="_33_">r</text:span><text:span text:style-name="_37_">s</text:span><text:span text:style-name="_31_3">.</text:span><text:span text:style-name="_31_"> </text:span><text:span text:style-name="_37_">M</text:span><text:span text:style-name="_31_5">c</text:span><text:span text:style-name="_34_">W</text:span><text:span text:style-name="_38_">i</text:span><text:span text:style-name="_31_4">l</text:span><text:span text:style-name="_34_">l</text:span><text:span text:style-name="_38_">i</text:span><text:span text:style-name="_31_2">a</text:span><text:span text:style-name="_35_">m</text:span><text:span text:style-name="_37_">s</text:span><text:span text:style-name="_31_1"> </text:span><text:span text:style-name="_32_">w</text:span><text:span text:style-name="_37_">a</text:span><text:span text:style-name="_31_2">n</text:span><text:span text:style-name="_33_">t</text:span><text:span text:style-name="_37_">s--</text:span><text:span text:style-name="_32_">a</text:span><text:span text:style-name="_37_">s</text:span><text:span text:style-name="_31_1"> </text:span><text:span text:style-name="_34_">w</text:span><text:span text:style-name="_37_">e</text:span><text:span text:style-name="_31_1"> </text:span><text:span text:style-name="_34_">a</text:span><text:span text:style-name="_38_">l</text:span><text:span text:style-name="_31_4">w</text:span><text:span text:style-name="_33_">a</text:span><text:span text:style-name="_31_0">y</text:span><text:span text:style-name="_31_2">s</text:span><text:span text:style-name="_31_"> </text:span><text:span text:style-name="_39_">d</text:span><text:span text:style-name="_31_5">o</text:span><text:span text:style-name="_31_"> --</text:span><text:span text:style-name="_32_">s</text:span><text:span text:style-name="_37_">h</text:span><text:span text:style-name="_31_3">e</text:span><text:span text:style-name="_31_"> </text:span><text:span text:style-name="_31_0">c</text:span><text:span text:style-name="_31_4">a</text:span><text:span text:style-name="_35_">l</text:span><text:span text:style-name="_31_0">l</text:span><text:span text:style-name="_31_3">s</text:span><text:span text:style-name="_31_"> </text:span><text:span text:style-name="_38_">t</text:span><text:span text:style-name="_31_2">h</text:span><text:span text:style-name="_32_">a</text:span><text:span text:style-name="_38_">t</text:span><text:span text:style-name="_31_1"> </text:span><text:span text:style-name="_35_">a</text:span><text:span text:style-name="_36_"> </text:span><text:span text:style-name="_31_3">c</text:span><text:span text:style-name="_32_">o</text:span><text:span text:style-name="_37_">m</text:span><text:span text:style-name="_31_2">p</text:span><text:span text:style-name="_35_">r</text:span><text:span text:style-name="_37_">o</text:span><text:span text:style-name="_31_5">m</text:span><text:span text:style-name="_33_">i</text:span><text:span text:style-name="_31_0">s</text:span><text:span text:style-name="_31_3">e</text:span><text:span text:style-name="_33_">.</text:span><text:span text:style-name="_36_"> </text:span><text:span text:style-name="_31_4">V</text:span><text:span text:style-name="_32_">e</text:span><text:span text:style-name="_37_">r</text:span><text:span text:style-name="_31_3">y</text:span><text:span text:style-name="_31_"> </text:span><text:span text:style-name="_37_">w</text:span><text:span text:style-name="_31_3">e</text:span><text:span text:style-name="_35_">l</text:span><text:span text:style-name="_38_">l</text:span><text:span text:style-name="_31_5">:</text:span><text:span text:style-name="_31_"> </text:span><text:span text:style-name="_38_">t</text:span><text:span text:style-name="_31_4">h</text:span><text:span text:style-name="_33_">e</text:span><text:span text:style-name="_36_"> </text:span><text:span text:style-name="_31_5">m</text:span><text:span text:style-name="_33_">a</text:span><text:span text:style-name="_37_">n</text:span><text:span text:style-name="_31_1"> </text:span><text:span text:style-name="_35_">c</text:span><text:span text:style-name="_38_">a</text:span><text:span text:style-name="_31_4">m</text:span><text:span text:style-name="_34_">e</text:span><text:span text:style-name="_36_"> </text:span><text:span text:style-name="_31_5">u</text:span><text:span text:style-name="_35_">p</text:span><text:span text:style-name="_36_"> </text:span><text:span text:style-name="_31_2">f</text:span><text:span text:style-name="_34_">r</text:span><text:span text:style-name="_31_0">o</text:span><text:span text:style-name="_31_2">m</text:span><text:span text:style-name="_31_"> </text:span><text:span text:style-name="_31_0">N</text:span><text:span text:style-name="_31_5">e</text:span><text:span text:style-name="_34_">w</text:span><text:span text:style-name="_36_"> </text:span><text:span text:style-name="_31_4">Y</text:span><text:span text:style-name="_33_">o</text:span><text:span text:style-name="_31_0">r</text:span><text:span text:style-name="_31_5">k</text:span><text:span text:style-name="_31_"> </text:span><text:span text:style-name="_39_">a</text:span><text:span text:style-name="_31_5">n</text:span><text:span text:style-name="_33_">d</text:span><text:span text:style-name="_36_"> </text:span><text:span text:style-name="_31_2">p</text:span><text:span text:style-name="_33_">u</text:span><text:span text:style-name="_31_0">t</text:span><text:span text:style-name="_31_1"> </text:span><text:span text:style-name="_34_">i</text:span><text:span text:style-name="_31_0">n</text:span><text:span text:style-name="_31_1"> </text:span><text:span text:style-name="_33_">t</text:span><text:span text:style-name="_37_">h</text:span><text:span text:style-name="_31_4">e</text:span><text:span text:style-name="_31_"> </text:span><text:span text:style-name="_39_">a</text:span><text:span text:style-name="_31_2">l</text:span><text:span text:style-name="_35_">a</text:span><text:span text:style-name="_38_">r</text:span><text:span text:style-name="_31_3">m</text:span><text:span text:style-name="_35_">,</text:span><text:span text:style-name="_36_"> </text:span><text:span text:style-name="_31_4">a</text:span><text:span text:style-name="_32_">n</text:span><text:span text:style-name="_31_0">d</text:span><text:span text:style-name="_31_1"> </text:span><text:span text:style-name="_33_">c</text:span><text:span text:style-name="_38_">h</text:span><text:span text:style-name="_31_2">a</text:span><text:span text:style-name="_32_">r</text:span><text:span text:style-name="_39_">g</text:span><text:span text:style-name="_31_5">e</text:span><text:span text:style-name="_33_">d</text:span><text:span text:style-name="_36_"> </text:span><text:span text:style-name="_31_4">t</text:span><text:span text:style-name="_35_">h</text:span><text:span text:style-name="_39_">r</text:span><text:span text:style-name="_31_4">e</text:span><text:span text:style-name="_33_">e</text:span><text:span text:style-name="_36_"> </text:span><text:span text:style-name="_31_5">h</text:span><text:span text:style-name="_33_">u</text:span><text:span text:style-name="_39_">n</text:span><text:span text:style-name="_31_3">d</text:span><text:span text:style-name="_32_">r</text:span><text:span text:style-name="_31_0">e</text:span><text:span text:style-name="_31_4">d</text:span><text:span text:style-name="_31_"> </text:span><text:span text:style-name="_37_">a</text:span><text:span text:style-name="_31_3">n</text:span><text:span text:style-name="_32_">d</text:span><text:span text:style-name="_36_"> </text:span><text:span text:style-name="_31_2">t</text:span><text:span text:style-name="_33_">w</text:span><text:span text:style-name="_37_">e</text:span><text:span text:style-name="_31_5">n</text:span><text:span text:style-name="_35_">t</text:span><text:span text:style-name="_31_0">y</text:span><text:span text:style-name="_37_">-</text:span><text:span text:style-name="_34_">f</text:span><text:span text:style-name="_31_0">i</text:span><text:span text:style-name="_31_4">v</text:span><text:span text:style-name="_33_">e</text:span><text:span text:style-name="_36_"> </text:span><text:span text:style-name="_31_2">d</text:span><text:span text:style-name="_33_">o</text:span><text:span text:style-name="_39_">l</text:span><text:span text:style-name="_31_2">l</text:span><text:span text:style-name="_32_">a</text:span><text:span text:style-name="_38_">r</text:span><text:span text:style-name="_31_2">s</text:span><text:span text:style-name="_31_"> </text:span><text:span text:style-name="_39_">f</text:span><text:span text:style-name="_31_2">o</text:span><text:span text:style-name="_34_">r</text:span><text:span text:style-name="_36_"> </text:span><text:span text:style-name="_31_5">i</text:span><text:span text:style-name="_33_">t</text:span><text:span text:style-name="_37_">,</text:span><text:span text:style-name="_31_1"> </text:span><text:span text:style-name="_32_">a</text:span><text:span text:style-name="_37_">n</text:span><text:span text:style-name="_31_4">d</text:span><text:span text:style-name="_31_"> </text:span><text:span text:style-name="_37_">s</text:span><text:span text:style-name="_31_4">a</text:span><text:span text:style-name="_35_">i</text:span><text:span text:style-name="_38_">d</text:span><text:span text:style-name="_31_1"> </text:span><text:span text:style-name="_33_">w</text:span><text:span text:style-name="_37_">e</text:span><text:span text:style-name="_31_1"> </text:span><text:span text:style-name="_34_">c</text:span><text:span text:style-name="_38_">o</text:span><text:span text:style-name="_31_3">u</text:span><text:span text:style-name="_33_">l</text:span><text:span text:style-name="_37_">d</text:span><text:span text:style-name="_31_1"> </text:span><text:span text:style-name="_34_">s</text:span><text:span text:style-name="_38_">l</text:span><text:span text:style-name="_31_3">e</text:span><text:span text:style-name="_34_">e</text:span><text:span text:style-name="_37_">p</text:span><text:span text:style-name="_31_1"> </text:span><text:span text:style-name="_34_">w</text:span><text:span text:style-name="_39_">i</text:span><text:span text:style-name="_31_5">t</text:span><text:span text:style-name="_35_">h</text:span><text:span text:style-name="_38_">o</text:span><text:span text:style-name="_31_4">u</text:span><text:span text:style-name="_34_">t</text:span><text:span text:style-name="_36_"> </text:span><text:span text:style-name="_31_5">u</text:span><text:span text:style-name="_34_">n</text:span><text:span text:style-name="_37_">e</text:span><text:span text:style-name="_31_2">a</text:span><text:span text:style-name="_33_">s</text:span><text:span text:style-name="_38_">i</text:span><text:span text:style-name="_31_3">n</text:span><text:span text:style-name="_33_">e</text:span><text:span text:style-name="_38_">s</text:span><text:span text:style-name="_31_3">s</text:span><text:span text:style-name="_31_"> </text:span><text:span text:style-name="_38_">n</text:span><text:span text:style-name="_31_3">o</text:span><text:span text:style-name="_34_">w</text:span><text:span text:style-name="_37_">.</text:span><text:span text:style-name="_31_1"> </text:span><text:span text:style-name="_34_">S</text:span><text:span text:style-name="_38_">o</text:span><text:span text:style-name="_31_1"> </text:span><text:span text:style-name="_34_">w</text:span><text:span text:style-name="_39_">e</text:span><text:span text:style-name="_31_1"> </text:span><text:span text:style-name="_32_">d</text:span><text:span text:style-name="_39_">i</text:span><text:span text:style-name="_31_3">d</text:span><text:span text:style-name="_31_"> </text:span><text:span text:style-name="_38_">f</text:span><text:span text:style-name="_31_5">o</text:span><text:span text:style-name="_32_">r</text:span><text:span text:style-name="_36_"> </text:span><text:span text:style-name="_31_5">a</text:span><text:span text:style-name="_32_">w</text:span><text:span text:style-name="_39_">h</text:span><text:span text:style-name="_31_2">i</text:span><text:span text:style-name="_35_">l</text:span><text:span text:style-name="_38_">e</text:span><text:span text:style-name="_31_0">--</text:span><text:span text:style-name="_34_">s</text:span><text:span text:style-name="_39_">a</text:span><text:span text:style-name="_31_5">y</text:span><text:span text:style-name="_31_"> </text:span><text:span text:style-name="_39_">a</text:span><text:span text:style-name="_31_1"> </text:span><text:span text:style-name="_34_">m</text:span><text:span text:style-name="_31_0">o</text:span><text:span text:style-name="_31_3">n</text:span><text:span text:style-name="_32_">t</text:span><text:span text:style-name="_31_0">h</text:span><text:span text:style-name="_31_3">.</text:span><text:span text:style-name="_31_"> </text:span><text:span text:style-name="_38_">T</text:span><text:span text:style-name="_31_2">h</text:span><text:span text:style-name="_35_">e</text:span><text:span text:style-name="_39_">n</text:span><text:span text:style-name="_31_1"> </text:span><text:span text:style-name="_34_">o</text:span><text:span text:style-name="_31_0">n</text:span><text:span text:style-name="_31_2">e</text:span><text:span text:style-name="_31_"> </text:span><text:span text:style-name="_39_">n</text:span><text:span text:style-name="_31_2">i</text:span><text:span text:style-name="_34_">g</text:span><text:span text:style-name="_31_0">h</text:span><text:span text:style-name="_31_2">t</text:span><text:span text:style-name="_31_"> </text:span><text:span text:style-name="_37_">w</text:span><text:span text:style-name="_31_3">e</text:span><text:span text:style-name="_31_"> </text:span><text:span text:style-name="_31_0">s</text:span><text:span text:style-name="_31_2">m</text:span><text:span text:style-name="_33_">e</text:span><text:span text:style-name="_39_">l</text:span><text:span text:style-name="_31_2">l</text:span><text:span text:style-name="_35_">e</text:span><text:span text:style-name="_38_">d</text:span><text:span text:style-name="_31_1"> </text:span><text:span text:style-name="_33_">s</text:span><text:span text:style-name="_31_0">m</text:span><text:span text:style-name="_31_2">o</text:span><text:span text:style-name="_35_">k</text:span><text:span text:style-name="_39_">e</text:span><text:span text:style-name="_31_3">,</text:span><text:span text:style-name="_31_"> </text:span><text:span text:style-name="_37_">a</text:span><text:span text:style-name="_31_2">n</text:span><text:span text:style-name="_35_">d</text:span><text:span text:style-name="_36_"> </text:span><text:span text:style-name="_31_2">I</text:span><text:span text:style-name="_31_"> </text:span><text:span text:style-name="_37_">w</text:span><text:span text:style-name="_31_2">a</text:span><text:span text:style-name="_33_">s</text:span><text:span text:style-name="_36_"> </text:span><text:span text:style-name="_31_2">a</text:span><text:span text:style-name="_34_">d</text:span><text:span text:style-name="_39_">v</text:span><text:span text:style-name="_31_2">i</text:span><text:span text:style-name="_34_">s</text:span><text:span text:style-name="_38_">e</text:span><text:span text:style-name="_31_4">d</text:span><text:span text:style-name="_31_"> </text:span><text:span text:style-name="_39_">t</text:span><text:span text:style-name="_31_3">o</text:span><text:span text:style-name="_31_"> </text:span><text:span text:style-name="_31_0">g</text:span><text:span text:style-name="_31_5">e</text:span><text:span text:style-name="_35_">t</text:span><text:span text:style-name="_36_"> </text:span><text:span text:style-name="_31_5">u</text:span><text:span text:style-name="_35_">p</text:span><text:span text:style-name="_36_"> </text:span><text:span text:style-name="_31_4">a</text:span><text:span text:style-name="_33_">n</text:span><text:span text:style-name="_38_">d</text:span><text:span text:style-name="_31_1"> </text:span><text:span text:style-name="_32_">s</text:span><text:span text:style-name="_31_0">e</text:span><text:span text:style-name="_31_5">e</text:span><text:span text:style-name="_31_"> </text:span><text:span text:style-name="_37_">w</text:span><text:span text:style-name="_31_5">h</text:span><text:span text:style-name="_33_">a</text:span><text:span text:style-name="_31_0">t</text:span><text:span text:style-name="_31_1"> </text:span><text:span text:style-name="_32_">t</text:span><text:span text:style-name="_39_">h</text:span><text:span text:style-name="_31_3">e</text:span><text:span text:style-name="_31_"> </text:span><text:span text:style-name="_38_">m</text:span><text:span text:style-name="_31_5">a</text:span><text:span text:style-name="_35_">t</text:span><text:span text:style-name="_37_">t</text:span><text:span text:style-name="_31_4">e</text:span><text:span text:style-name="_32_">r</text:span><text:span text:style-name="_36_"> </text:span><text:span text:style-name="_31_3">w</text:span><text:span text:style-name="_34_">a</text:span><text:span text:style-name="_38_">s</text:span><text:span text:style-name="_31_3">.</text:span><text:span text:style-name="_31_"> </text:span><text:span text:style-name="_38_">I</text:span><text:span text:style-name="_31_1"> </text:span><text:span text:style-name="_35_">l</text:span><text:span text:style-name="_37_">i</text:span><text:span text:style-name="_31_5">t</text:span><text:span text:style-name="_31_"> </text:span><text:span text:style-name="_31_0">a</text:span><text:span text:style-name="_31_1"> </text:span><text:span text:style-name="_33_">c</text:span><text:span text:style-name="_39_">a</text:span><text:span text:style-name="_31_4">n</text:span><text:span text:style-name="_32_">d</text:span><text:span text:style-name="_37_">l</text:span><text:span text:style-name="_31_3">e</text:span><text:span text:style-name="_34_">,</text:span><text:span text:style-name="_36_"> </text:span><text:span text:style-name="_31_5">a</text:span><text:span text:style-name="_32_">n</text:span><text:span text:style-name="_37_">d</text:span><text:span text:style-name="_31_1"> </text:span><text:span text:style-name="_34_">s</text:span><text:span text:style-name="_37_">t</text:span><text:span text:style-name="_31_5">a</text:span><text:span text:style-name="_35_">r</text:span><text:span text:style-name="_38_">t</text:span><text:span text:style-name="_31_3">e</text:span><text:span text:style-name="_35_">d</text:span><text:span text:style-name="_36_"> </text:span><text:span text:style-name="_31_3">t</text:span><text:span text:style-name="_34_">o</text:span><text:span text:style-name="_38_">w</text:span><text:span text:style-name="_31_5">a</text:span><text:span text:style-name="_32_">r</text:span><text:span text:style-name="_38_">d</text:span><text:span text:style-name="_31_1"> </text:span><text:span text:style-name="_32_">t</text:span><text:span text:style-name="_37_">h</text:span><text:span text:style-name="_31_4">e</text:span><text:span text:style-name="_31_"> </text:span><text:span text:style-name="_31_0">s</text:span><text:span text:style-name="_31_3">t</text:span><text:span text:style-name="_34_">a</text:span><text:span text:style-name="_37_">i</text:span><text:span text:style-name="_31_4">r</text:span><text:span text:style-name="_32_">s</text:span><text:span text:style-name="_31_0">,</text:span><text:span text:style-name="_31_1"> </text:span><text:span text:style-name="_34_">a</text:span><text:span text:style-name="_31_0">n</text:span><text:span text:style-name="_31_4">d</text:span><text:span text:style-name="_31_"> </text:span><text:span text:style-name="_31_0">m</text:span><text:span text:style-name="_31_3">e</text:span><text:span text:style-name="_34_">t</text:span><text:span text:style-name="_36_"> </text:span><text:span text:style-name="_31_2">a</text:span><text:span text:style-name="_31_"> </text:span><text:span text:style-name="_38_">b</text:span><text:span text:style-name="_31_3">u</text:span><text:span text:style-name="_35_">r</text:span><text:span text:style-name="_37_">g</text:span><text:span text:style-name="_31_5">l</text:span><text:span text:style-name="_33_">a</text:span><text:span text:style-name="_38_">r</text:span><text:span text:style-name="_31_1"> </text:span><text:span text:style-name="_34_">c</text:span><text:span text:style-name="_39_">o</text:span><text:span text:style-name="_31_2">m</text:span><text:span text:style-name="_34_">i</text:span><text:span text:style-name="_37_">n</text:span><text:span text:style-name="_31_4">g</text:span><text:span text:style-name="_31_"> </text:span><text:span text:style-name="_39_">o</text:span><text:span text:style-name="_31_5">u</text:span><text:span text:style-name="_32_">t</text:span><text:span text:style-name="_36_"> </text:span><text:span text:style-name="_31_3">o</text:span><text:span text:style-name="_32_">f</text:span><text:span text:style-name="_36_"> </text:span><text:span text:style-name="_31_4">a</text:span><text:span text:style-name="_31_"> </text:span><text:span text:style-name="_31_0">r</text:span><text:span text:style-name="_31_4">o</text:span><text:span text:style-name="_33_">o</text:span><text:span text:style-name="_31_0">m</text:span><text:span text:style-name="_31_1"> </text:span><text:span text:style-name="_32_">w</text:span><text:span text:style-name="_38_">i</text:span><text:span text:style-name="_31_3">t</text:span><text:span text:style-name="_32_">h</text:span><text:span text:style-name="_36_"> </text:span><text:span text:style-name="_31_3">a</text:span><text:span text:style-name="_31_"> </text:span><text:span text:style-name="_37_">b</text:span><text:span text:style-name="_31_2">a</text:span><text:span text:style-name="_33_">s</text:span><text:span text:style-name="_39_">k</text:span><text:span text:style-name="_31_3">e</text:span><text:span text:style-name="_33_">t</text:span><text:span text:style-name="_36_"> </text:span><text:span text:style-name="_31_3">o</text:span><text:span text:style-name="_34_">f</text:span><text:span text:style-name="_36_"> </text:span><text:span text:style-name="_31_2">t</text:span><text:span text:style-name="_35_">i</text:span><text:span text:style-name="_37_">n</text:span><text:span text:style-name="_31_2">w</text:span><text:span text:style-name="_35_">a</text:span><text:span text:style-name="_38_">r</text:span><text:span text:style-name="_31_2">e</text:span><text:span text:style-name="_33_">,</text:span><text:span text:style-name="_36_"> </text:span><text:span text:style-name="_31_4">w</text:span><text:span text:style-name="_32_">h</text:span><text:span text:style-name="_31_0">i</text:span><text:span text:style-name="_31_4">c</text:span><text:span text:style-name="_32_">h</text:span><text:span text:style-name="_36_"> </text:span><text:span text:style-name="_31_4">h</text:span><text:span text:style-name="_32_">e</text:span><text:span text:style-name="_36_"> </text:span><text:span text:style-name="_31_3">h</text:span><text:span text:style-name="_32_">a</text:span><text:span text:style-name="_38_">d</text:span><text:span text:style-name="_31_1"> </text:span><text:span text:style-name="_33_">m</text:span><text:span text:style-name="_31_0">i</text:span><text:span text:style-name="_31_5">s</text:span><text:span text:style-name="_33_">t</text:span><text:span text:style-name="_39_">a</text:span><text:span text:style-name="_31_3">k</text:span><text:span text:style-name="_35_">e</text:span><text:span text:style-name="_37_">n</text:span><text:span text:style-name="_31_1"> </text:span><text:span text:style-name="_35_">f</text:span><text:span text:style-name="_38_">o</text:span><text:span text:style-name="_31_5">r</text:span><text:span text:style-name="_31_"> </text:span><text:span text:style-name="_38_">s</text:span><text:span text:style-name="_31_2">o</text:span><text:span text:style-name="_33_">l</text:span><text:span text:style-name="_39_">i</text:span><text:span text:style-name="_31_4">d</text:span><text:span text:style-name="_31_"> </text:span><text:span text:style-name="_37_">s</text:span><text:span text:style-name="_31_4">i</text:span><text:span text:style-name="_33_">l</text:span><text:span text:style-name="_38_">v</text:span><text:span text:style-name="_31_3">e</text:span><text:span text:style-name="_33_">r</text:span><text:span text:style-name="_36_"> </text:span><text:span text:style-name="_31_4">i</text:span><text:span text:style-name="_34_">n</text:span><text:span text:style-name="_36_"> </text:span><text:span text:style-name="_31_5">t</text:span><text:span text:style-name="_34_">h</text:span><text:span text:style-name="_31_0">e</text:span><text:span text:style-name="_31_1"> </text:span><text:span text:style-name="_32_">d</text:span><text:span text:style-name="_39_">a</text:span><text:span text:style-name="_31_5">r</text:span><text:span text:style-name="_32_">k</text:span><text:span text:style-name="_38_">.</text:span><text:span text:style-name="_31_1"> </text:span><text:span text:style-name="_34_">H</text:span><text:span text:style-name="_37_">e</text:span><text:span text:style-name="_31_1"> </text:span><text:span text:style-name="_34_">w</text:span><text:span text:style-name="_38_">a</text:span><text:span text:style-name="_31_2">s</text:span><text:span text:style-name="_31_"> </text:span><text:span text:style-name="_31_0">s</text:span><text:span text:style-name="_31_5">m</text:span><text:span text:style-name="_32_">o</text:span><text:span text:style-name="_37_">k</text:span><text:span text:style-name="_31_2">i</text:span><text:span text:style-name="_34_">n</text:span><text:span text:style-name="_37_">g</text:span><text:span text:style-name="_31_1"> </text:span><text:span text:style-name="_35_">a</text:span><text:span text:style-name="_36_"> </text:span><text:span text:style-name="_31_2">p</text:span><text:span text:style-name="_32_">i</text:span><text:span text:style-name="_31_0">p</text:span><text:span text:style-name="_31_3">e</text:span><text:span text:style-name="_34_">.</text:span><text:span text:style-name="_36_"> </text:span><text:span text:style-name="_31_2">I</text:span><text:span text:style-name="_31_"> </text:span><text:span text:style-name="_31_0">s</text:span><text:span text:style-name="_31_5">a</text:span><text:span text:style-name="_32_">i</text:span><text:span text:style-name="_39_">d</text:span><text:span text:style-name="_31_4">,</text:span><text:span text:style-name="_31_"> </text:span><text:span text:style-name="_37_">'</text:span><text:span text:style-name="_31_5">M</text:span><text:span text:style-name="_34_">y</text:span><text:span text:style-name="_36_"> </text:span><text:span text:style-name="_31_5">f</text:span><text:span text:style-name="_33_">r</text:span><text:span text:style-name="_37_">i</text:span><text:span text:style-name="_31_2">e</text:span><text:span text:style-name="_34_">n</text:span><text:span text:style-name="_37_">d</text:span><text:span text:style-name="_31_4">,</text:span><text:span text:style-name="_31_"> </text:span><text:span text:style-name="_31_0">w</text:span><text:span text:style-name="_31_2">e</text:span><text:span text:style-name="_31_"> </text:span><text:span text:style-name="_39_">d</text:span><text:span text:style-name="_31_5">o</text:span><text:span text:style-name="_31_"> </text:span><text:span text:style-name="_38_">n</text:span><text:span text:style-name="_31_5">o</text:span><text:span text:style-name="_33_">t</text:span><text:span text:style-name="_36_"> </text:span><text:span text:style-name="_31_2">a</text:span><text:span text:style-name="_34_">l</text:span><text:span text:style-name="_38_">l</text:span><text:span text:style-name="_31_2">o</text:span><text:span text:style-name="_35_">w</text:span><text:span text:style-name="_36_"> </text:span><text:span text:style-name="_31_3">s</text:span><text:span text:style-name="_33_">m</text:span><text:span text:style-name="_31_0">o</text:span><text:span text:style-name="_31_3">k</text:span><text:span text:style-name="_35_">i</text:span><text:span text:style-name="_39_">n</text:span><text:span text:style-name="_31_4">g</text:span><text:span text:style-name="_31_"> </text:span><text:span text:style-name="_39_">i</text:span><text:span text:style-name="_31_4">n</text:span><text:span text:style-name="_31_"> </text:span><text:span text:style-name="_38_">t</text:span><text:span text:style-name="_31_4">h</text:span><text:span text:style-name="_35_">i</text:span><text:span text:style-name="_31_0">s</text:span><text:span text:style-name="_31_1"> </text:span><text:span text:style-name="_35_">r</text:span><text:span text:style-name="_31_0">o</text:span><text:span text:style-name="_31_2">o</text:span><text:span text:style-name="_35_">m</text:span><text:span text:style-name="_31_0">.</text:span><text:span text:style-name="_31_2">'</text:span><text:span text:style-name="_31_"> </text:span><text:span text:style-name="_38_">H</text:span><text:span text:style-name="_31_3">e</text:span><text:span text:style-name="_31_"> </text:span><text:span text:style-name="_39_">s</text:span><text:span text:style-name="_31_3">a</text:span><text:span text:style-name="_34_">i</text:span><text:span text:style-name="_37_">d</text:span><text:span text:style-name="_31_1"> </text:span><text:span text:style-name="_33_">h</text:span><text:span text:style-name="_31_0">e</text:span><text:span text:style-name="_31_1"> </text:span><text:span text:style-name="_35_">w</text:span><text:span text:style-name="_39_">a</text:span><text:span text:style-name="_31_5">s</text:span><text:span text:style-name="_31_"> </text:span><text:span text:style-name="_31_0">a</text:span><text:span text:style-name="_31_1"> </text:span><text:span text:style-name="_35_">s</text:span><text:span text:style-name="_37_">t</text:span><text:span text:style-name="_31_5">r</text:span><text:span text:style-name="_35_">a</text:span><text:span text:style-name="_38_">n</text:span><text:span text:style-name="_31_5">g</text:span><text:span text:style-name="_34_">e</text:span><text:span text:style-name="_38_">r</text:span><text:span text:style-name="_31_3">,</text:span><text:span text:style-name="_31_"> </text:span><text:span text:style-name="_37_">a</text:span><text:span text:style-name="_31_3">n</text:span><text:span text:style-name="_33_">d</text:span><text:span text:style-name="_36_"> </text:span><text:span text:style-name="_31_5">c</text:span><text:span text:style-name="_34_">o</text:span><text:span text:style-name="_31_0">u</text:span><text:span text:style-name="_31_4">l</text:span><text:span text:style-name="_33_">d</text:span><text:span text:style-name="_36_"> </text:span><text:span text:style-name="_31_2">n</text:span><text:span text:style-name="_35_">o</text:span><text:span text:style-name="_38_">t</text:span><text:span text:style-name="_31_1"> </text:span><text:span text:style-name="_35_">b</text:span><text:span text:style-name="_38_">e</text:span><text:span text:style-name="_31_1"> </text:span><text:span text:style-name="_33_">e</text:span><text:span text:style-name="_31_0">x</text:span><text:span text:style-name="_31_4">p</text:span><text:span text:style-name="_35_">e</text:span><text:span text:style-name="_37_">c</text:span><text:span text:style-name="_31_4">t</text:span><text:span text:style-name="_35_">e</text:span><text:span text:style-name="_31_0">d</text:span><text:span text:style-name="_31_1"> </text:span><text:span text:style-name="_34_">t</text:span><text:span text:style-name="_38_">o</text:span><text:span text:style-name="_31_1"> </text:span><text:span text:style-name="_34_">k</text:span><text:span text:style-name="_38_">n</text:span><text:span text:style-name="_31_3">o</text:span><text:span text:style-name="_33_">w</text:span><text:span text:style-name="_36_"> </text:span><text:span text:style-name="_31_3">t</text:span><text:span text:style-name="_32_">h</text:span><text:span text:style-name="_38_">e</text:span><text:span text:style-name="_31_1"> </text:span><text:span text:style-name="_35_">r</text:span><text:span text:style-name="_31_0">u</text:span><text:span text:style-name="_31_4">l</text:span><text:span text:style-name="_33_">e</text:span><text:span text:style-name="_39_">s</text:span><text:span text:style-name="_31_1"> </text:span><text:span text:style-name="_33_">o</text:span><text:span text:style-name="_38_">f</text:span><text:span text:style-name="_31_1"> </text:span><text:span text:style-name="_33_">t</text:span><text:span text:style-name="_31_0">h</text:span><text:span text:style-name="_31_3">e</text:span><text:span text:style-name="_31_"> </text:span><text:span text:style-name="_38_">h</text:span><text:span text:style-name="_31_3">o</text:span><text:span text:style-name="_35_">u</text:span><text:span text:style-name="_31_0">s</text:span><text:span text:style-name="_31_4">e</text:span><text:span text:style-name="_32_">:</text:span><text:span text:style-name="_36_"> </text:span><text:span text:style-name="_31_3">s</text:span><text:span text:style-name="_33_">a</text:span><text:span text:style-name="_31_0">i</text:span><text:span text:style-name="_31_3">d</text:span><text:span text:style-name="_31_"> </text:span><text:span text:style-name="_38_">h</text:span><text:span text:style-name="_31_3">e</text:span><text:span text:style-name="_31_"> </text:span><text:span text:style-name="_38_">h</text:span><text:span text:style-name="_31_5">a</text:span><text:span text:style-name="_32_">d</text:span><text:span text:style-name="_36_"> </text:span><text:span text:style-name="_31_5">b</text:span><text:span text:style-name="_35_">e</text:span><text:span text:style-name="_37_">e</text:span><text:span text:style-name="_31_2">n</text:span><text:span text:style-name="_31_"> </text:span><text:span text:style-name="_31_0">i</text:span><text:span text:style-name="_31_5">n</text:span><text:span text:style-name="_31_"> </text:span><text:span text:style-name="_39_">m</text:span><text:span text:style-name="_31_2">a</text:span><text:span text:style-name="_34_">n</text:span><text:span text:style-name="_37_">y</text:span><text:span text:style-name="_31_1"> </text:span><text:span text:style-name="_32_">h</text:span><text:span text:style-name="_31_0">o</text:span><text:span text:style-name="_31_4">u</text:span><text:span text:style-name="_34_">s</text:span><text:span text:style-name="_37_">e</text:span><text:span text:style-name="_31_4">s</text:span><text:span text:style-name="_31_"> </text:span><text:span text:style-name="_31_0">j</text:span><text:span text:style-name="_31_4">u</text:span><text:span text:style-name="_33_">s</text:span><text:span text:style-name="_38_">t</text:span><text:span text:style-name="_31_1"> </text:span><text:span text:style-name="_35_">a</text:span><text:span text:style-name="_38_">s</text:span><text:span text:style-name="_31_1"> </text:span><text:span text:style-name="_35_">g</text:span><text:span text:style-name="_39_">o</text:span><text:span text:style-name="_31_4">o</text:span><text:span text:style-name="_34_">d</text:span><text:span text:style-name="_36_"> </text:span><text:span text:style-name="_31_5">a</text:span><text:span text:style-name="_34_">s</text:span><text:span text:style-name="_36_"> </text:span><text:span text:style-name="_31_3">t</text:span><text:span text:style-name="_34_">h</text:span><text:span text:style-name="_39_">i</text:span><text:span text:style-name="_31_2">s</text:span><text:span text:style-name="_31_"> </text:span><text:span text:style-name="_39_">o</text:span><text:span text:style-name="_31_2">n</text:span><text:span text:style-name="_35_">e</text:span><text:span text:style-name="_39_">,</text:span><text:span text:style-name="_31_1"> </text:span><text:span text:style-name="_33_">a</text:span><text:span text:style-name="_39_">n</text:span><text:span text:style-name="_31_5">d</text:span><text:span text:style-name="_31_"> </text:span><text:span text:style-name="_31_0">i</text:span><text:span text:style-name="_31_5">t</text:span><text:span text:style-name="_31_"> </text:span><text:span text:style-name="_37_">h</text:span><text:span text:style-name="_31_3">a</text:span><text:span text:style-name="_32_">d</text:span><text:span text:style-name="_36_"> </text:span><text:span text:style-name="_31_4">n</text:span><text:span text:style-name="_32_">e</text:span><text:span text:style-name="_39_">v</text:span><text:span text:style-name="_31_2">e</text:span><text:span text:style-name="_32_">r</text:span><text:span text:style-name="_36_"> </text:span><text:span text:style-name="_31_5">b</text:span><text:span text:style-name="_32_">e</text:span><text:span text:style-name="_31_0">e</text:span><text:span text:style-name="_31_5">n</text:span><text:span text:style-name="_31_"> </text:span><text:span text:style-name="_39_">o</text:span><text:span text:style-name="_31_4">b</text:span><text:span text:style-name="_32_">j</text:span><text:span text:style-name="_31_0">e</text:span><text:span text:style-name="_31_2">c</text:span><text:span text:style-name="_33_">t</text:span><text:span text:style-name="_31_0">e</text:span><text:span text:style-name="_31_3">d</text:span><text:span text:style-name="_31_"> </text:span><text:span text:style-name="_38_">t</text:span><text:span text:style-name="_31_2">o</text:span><text:span text:style-name="_31_"> </text:span><text:span text:style-name="_39_">b</text:span><text:span text:style-name="_31_4">e</text:span><text:span text:style-name="_32_">f</text:span><text:span text:style-name="_38_">o</text:span><text:span text:style-name="_31_3">r</text:span><text:span text:style-name="_35_">e</text:span><text:span text:style-name="_31_0">.</text:span><text:span text:style-name="_31_1"> </text:span><text:span text:style-name="_33_">H</text:span><text:span text:style-name="_31_0">e</text:span><text:span text:style-name="_31_1"> </text:span><text:span text:style-name="_32_">a</text:span><text:span text:style-name="_31_0">d</text:span><text:span text:style-name="_31_3">d</text:span><text:span text:style-name="_35_">e</text:span><text:span text:style-name="_38_">d</text:span><text:span text:style-name="_31_1"> </text:span><text:span text:style-name="_34_">t</text:span><text:span text:style-name="_31_0">h</text:span><text:span text:style-name="_31_3">a</text:span><text:span text:style-name="_32_">t</text:span><text:span text:style-name="_36_"> </text:span><text:span text:style-name="_31_4">a</text:span><text:span text:style-name="_35_">s</text:span><text:span text:style-name="_36_"> </text:span><text:span text:style-name="_31_3">f</text:span><text:span text:style-name="_33_">a</text:span><text:span text:style-name="_37_">r</text:span><text:span text:style-name="_31_1"> </text:span><text:span text:style-name="_35_">a</text:span><text:span text:style-name="_39_">s</text:span><text:span text:style-name="_31_1"> </text:span><text:span text:style-name="_34_">h</text:span><text:span text:style-name="_37_">i</text:span><text:span text:style-name="_31_4">s</text:span><text:span text:style-name="_31_"> </text:span><text:span text:style-name="_31_0">e</text:span><text:span text:style-name="_31_4">x</text:span><text:span text:style-name="_33_">p</text:span><text:span text:style-name="_38_">e</text:span><text:span text:style-name="_31_3">r</text:span><text:span text:style-name="_33_">i</text:span><text:span text:style-name="_37_">e</text:span><text:span text:style-name="_31_4">n</text:span><text:span text:style-name="_33_">c</text:span><text:span text:style-name="_31_0">e</text:span><text:span text:style-name="_31_1"> </text:span><text:span text:style-name="_33_">w</text:span><text:span text:style-name="_37_">e</text:span><text:span text:style-name="_31_2">n</text:span><text:span text:style-name="_34_">t</text:span><text:span text:style-name="_39_">,</text:span><text:span text:style-name="_31_1"> </text:span><text:span text:style-name="_34_">s</text:span><text:span text:style-name="_31_0">u</text:span><text:span text:style-name="_31_3">c</text:span><text:span text:style-name="_33_">h</text:span><text:span text:style-name="_36_"> </text:span><text:span text:style-name="_31_2">r</text:span><text:span text:style-name="_35_">u</text:span><text:span text:style-name="_31_0">l</text:span><text:span text:style-name="_31_5">e</text:span><text:span text:style-name="_34_">s</text:span><text:span text:style-name="_36_"> </text:span><text:span text:style-name="_31_5">h</text:span><text:span text:style-name="_35_">a</text:span><text:span text:style-name="_37_">d</text:span><text:span text:style-name="_31_1"> </text:span><text:span text:style-name="_33_">n</text:span><text:span text:style-name="_38_">e</text:span><text:span text:style-name="_31_4">v</text:span><text:span text:style-name="_35_">e</text:span><text:span text:style-name="_39_">r</text:span><text:span text:style-name="_31_1"> </text:span><text:span text:style-name="_35_">b</text:span><text:span text:style-name="_39_">e</text:span><text:span text:style-name="_31_2">e</text:span><text:span text:style-name="_33_">n</text:span><text:span text:style-name="_36_"> </text:span><text:span text:style-name="_31_4">c</text:span><text:span text:style-name="_32_">o</text:span><text:span text:style-name="_37_">n</text:span><text:span text:style-name="_31_2">s</text:span><text:span text:style-name="_35_">i</text:span><text:span text:style-name="_39_">d</text:span><text:span text:style-name="_31_2">e</text:span><text:span text:style-name="_33_">r</text:span><text:span text:style-name="_31_0">e</text:span><text:span text:style-name="_31_2">d</text:span><text:span text:style-name="_31_"> </text:span><text:span text:style-name="_39_">t</text:span><text:span text:style-name="_31_2">o</text:span><text:span text:style-name="_31_"> </text:span><text:span text:style-name="_37_">a</text:span><text:span text:style-name="_31_3">p</text:span><text:span text:style-name="_33_">p</text:span><text:span text:style-name="_39_">l</text:span><text:span text:style-name="_31_3">y</text:span><text:span text:style-name="_31_"> </text:span><text:span text:style-name="_31_0">t</text:span><text:span text:style-name="_31_4">o</text:span><text:span text:style-name="_31_"> </text:span><text:span text:style-name="_39_">b</text:span><text:span text:style-name="_31_4">u</text:span><text:span text:style-name="_33_">r</text:span><text:span text:style-name="_31_0">g</text:span><text:span text:style-name="_31_3">l</text:span><text:span text:style-name="_32_">a</text:span><text:span text:style-name="_31_0">r</text:span><text:span text:style-name="_31_2">s</text:span><text:span text:style-name="_35_">,</text:span><text:span text:style-name="_36_"> </text:span><text:span text:style-name="_31_2">a</text:span><text:span text:style-name="_32_">n</text:span><text:span text:style-name="_39_">y</text:span><text:span text:style-name="_31_3">w</text:span><text:span text:style-name="_33_">a</text:span><text:span text:style-name="_37_">y</text:span><text:span text:style-name="_31_4">.</text:span></text:p>
      <text:p text:style-name="P1"><text:span text:style-name="_32_">"</text:span><text:span text:style-name="_38_">I</text:span><text:span text:style-name="_31_1"> </text:span><text:span text:style-name="_32_">s</text:span><text:span text:style-name="_37_">a</text:span><text:span text:style-name="_31_5">i</text:span><text:span text:style-name="_33_">d</text:span><text:span text:style-name="_31_0">:</text:span><text:span text:style-name="_31_1"> </text:span><text:span text:style-name="_32_">'</text:span><text:span text:style-name="_38_">S</text:span><text:span text:style-name="_31_3">m</text:span><text:span text:style-name="_34_">o</text:span><text:span text:style-name="_37_">k</text:span><text:span text:style-name="_31_5">e</text:span><text:span text:style-name="_31_"> </text:span><text:span text:style-name="_39_">a</text:span><text:span text:style-name="_31_5">l</text:span><text:span text:style-name="_33_">o</text:span><text:span text:style-name="_39_">n</text:span><text:span text:style-name="_31_3">g</text:span><text:span text:style-name="_32_">,</text:span><text:span text:style-name="_36_"> </text:span><text:span text:style-name="_31_4">t</text:span><text:span text:style-name="_32_">h</text:span><text:span text:style-name="_38_">e</text:span><text:span text:style-name="_31_4">n</text:span><text:span text:style-name="_32_">,</text:span><text:span text:style-name="_36_"> </text:span><text:span text:style-name="_31_4">i</text:span><text:span text:style-name="_35_">f</text:span><text:span text:style-name="_36_"> </text:span><text:span text:style-name="_31_3">i</text:span><text:span text:style-name="_33_">t</text:span><text:span text:style-name="_36_"> </text:span><text:span text:style-name="_31_2">i</text:span><text:span text:style-name="_34_">s</text:span><text:span text:style-name="_36_"> </text:span><text:span text:style-name="_31_2">t</text:span><text:span text:style-name="_33_">h</text:span><text:span text:style-name="_38_">e</text:span><text:span text:style-name="_31_1"> </text:span><text:span text:style-name="_35_">c</text:span><text:span text:style-name="_39_">u</text:span><text:span text:style-name="_31_2">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_30_" style:display-name="0" style:family="text"/>
    <style:style style:name="_31_" style:display-name="1" style:family="text"/>
    <style:style style:name="_32_" style:display-name="2" style:family="text">
      <style:text-properties fo:color="#040400"/>
    </style:style>
    <style:style style:name="_33_" style:display-name="3" style:family="text">
      <style:text-properties fo:color="#040c00"/>
    </style:style>
    <style:style style:name="_34_" style:display-name="4" style:family="text">
      <style:text-properties fo:color="#0c0400"/>
    </style:style>
    <style:style style:name="_35_" style:display-name="5" style:family="text">
      <style:text-properties fo:color="#0c0c00"/>
    </style:style>
    <style:style style:name="_36_" style:display-name="6" style:family="text"/>
    <style:style style:name="_37_" style:display-name="7" style:family="text">
      <style:text-properties fo:color="#040400"/>
    </style:style>
    <style:style style:name="_38_" style:display-name="8" style:family="text">
      <style:text-properties fo:color="#040c00"/>
    </style:style>
    <style:style style:name="_39_" style:display-name="9" style:family="text">
      <style:text-properties fo:color="#0c0400"/>
    </style:style>
    <style:style style:name="_31_0" style:display-name="10" style:family="text">
      <style:text-properties fo:color="#0c0c00"/>
    </style:style>
    <style:style style:name="_31_1" style:display-name="11" style:family="text"/>
    <style:style style:name="_31_2" style:display-name="12" style:family="text">
      <style:text-properties fo:color="#040400"/>
    </style:style>
    <style:style style:name="_31_3" style:display-name="13" style:family="text">
      <style:text-properties fo:color="#040c00"/>
    </style:style>
    <style:style style:name="_31_4" style:display-name="14" style:family="text">
      <style:text-properties fo:color="#0c0400"/>
    </style:style>
    <style:style style:name="_31_5" style:display-name="15" style:family="text">
      <style:text-properties fo:color="#0c0c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columns fo:column-count="1" fo:column-gap="0in"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3T10:26:11.86</meta:creation-date>
    <dc:title>Haathi</dc:title>
    <meta:editing-duration>PT3M56S</meta:editing-duration>
    <meta:editing-cycles>2</meta:editing-cycles>
    <meta:generator>OpenOffice/4.0.1$Win32 OpenOffice.org_project/401m5$Build-9714</meta:generator>
    <meta:document-statistic meta:table-count="0" meta:image-count="0" meta:object-count="0" meta:page-count="1" meta:paragraph-count="5" meta:word-count="375" meta:character-count="1996"/>
    <dc:date>2016-02-23T10:30:07.99</dc:date>
    <meta:template xlink:type="simple" xlink:actuate="onRequest" xlink:title="Haathi" xlink:href="file:///C:/Users/kwa/AppData/Roaming/OpenOffice/4/user/template/Haathi.ott" meta:date="2016-02-23T10:26:11.46"/>
  </office:meta>
</office:document-meta>
</file>